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931in" fo:margin-left="-0.3076in" fo:margin-top="0in" fo:margin-bottom="0in" table:align="left" style:writing-mode="lr-tb"/>
    </style:style>
    <style:style style:name="Table1.A" style:family="table-column">
      <style:table-column-properties style:column-width="1.6785in"/>
    </style:style>
    <style:style style:name="Table1.B" style:family="table-column">
      <style:table-column-properties style:column-width="1.8833in"/>
    </style:style>
    <style:style style:name="Table1.C" style:family="table-column">
      <style:table-column-properties style:column-width="3.3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31849b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C2" style:family="table-cell">
      <style:table-cell-properties style:vertical-align="" fo:background-color="transparent" fo:padding-left="0.075in" fo:padding-right="0.075in" fo:padding-top="0in" fo:padding-bottom="0in" fo:border-left="none" fo:border-right="none" fo:border-top="none" fo:border-bottom="0.5pt solid #31849b">
        <style:background-image/>
      </style:table-cell-properties>
    </style:style>
    <style:style style:name="Table1.3" style:family="table-row">
      <style:table-row-properties style:min-row-height="0.7396in" fo:keep-together="auto"/>
    </style:style>
    <style:style style:name="Table1.A3" style:family="table-cell">
      <style:table-cell-properties fo:background-color="#f2f2f2" fo:padding-left="0.075in" fo:padding-right="0.075in" fo:padding-top="0in" fo:padding-bottom="0in" fo:border-left="none" fo:border-right="0.5pt solid #f2f2f2" fo:border-top="0.5pt solid #ddd9c3" fo:border-bottom="0.5pt solid #31849b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-left="0.5pt solid #f2f2f2" fo:border-right="none" fo:border-top="0.5pt solid #ddd9c3" fo:border-bottom="0.5pt solid #31849b"/>
    </style:style>
    <style:style style:name="Table1.4" style:family="table-row">
      <style:table-row-properties style:min-row-height="0.9375in" fo:keep-together="auto"/>
    </style:style>
    <style:style style:name="Table1.A4" style:family="table-cell">
      <style:table-cell-properties fo:background-color="#f2f2f2" fo:padding-left="0.075in" fo:padding-right="0.075in" fo:padding-top="0in" fo:padding-bottom="0in" fo:border-left="none" fo:border-right="none" fo:border-top="0.5pt solid #31849b" fo:border-bottom="0.5pt solid #31849b">
        <style:background-image/>
      </style:table-cell-properties>
    </style:style>
    <style:style style:name="Table1.B4" style:family="table-cell">
      <style:table-cell-properties fo:padding-left="0.075in" fo:padding-right="0.075in" fo:padding-top="0in" fo:padding-bottom="0in" fo:border-left="0.5pt solid #f2f2f2" fo:border-right="none" fo:border-top="0.5pt solid #31849b" fo:border-bottom="0.5pt solid #31849b"/>
    </style:style>
    <style:style style:name="Table1.5" style:family="table-row">
      <style:table-row-properties style:min-row-height="3.0174in" fo:keep-together="auto"/>
    </style:style>
    <style:style style:name="Table1.A5" style:family="table-cell">
      <style:table-cell-properties fo:background-color="#f2f2f2" fo:padding-left="0.075in" fo:padding-right="0.075in" fo:padding-top="0in" fo:padding-bottom="0in" fo:border-left="none" fo:border-right="none" fo:border-top="none" fo:border-bottom="0.5pt solid #31849b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-left="0.5pt solid #f2f2f2" fo:border-right="none" fo:border-top="none" fo:border-bottom="0.5pt solid #31849b"/>
    </style:style>
    <style:style style:name="Table1.6" style:family="table-row">
      <style:table-row-properties style:min-row-height="0.7389in" fo:keep-together="always"/>
    </style:style>
    <style:style style:name="Table1.A6" style:family="table-cell">
      <style:table-cell-properties fo:background-color="#f2f2f2" fo:padding-left="0.075in" fo:padding-right="0.075in" fo:padding-top="0in" fo:padding-bottom="0in" fo:border-left="none" fo:border-right="0.5pt solid #f2f2f2" fo:border-top="0.5pt solid #31849b" fo:border-bottom="0.5pt solid #31849b">
        <style:background-image/>
      </style:table-cell-properties>
    </style:style>
    <style:style style:name="Table1.B6" style:family="table-cell">
      <style:table-cell-properties fo:padding-left="0.075in" fo:padding-right="0.075in" fo:padding-top="0in" fo:padding-bottom="0in" fo:border-left="0.5pt solid #f2f2f2" fo:border-right="none" fo:border-top="0.5pt solid #31849b" fo:border-bottom="0.5pt solid #31849b"/>
    </style:style>
    <style:style style:name="Table1.7" style:family="table-row">
      <style:table-row-properties style:min-row-height="0.6333in" fo:keep-together="auto"/>
    </style:style>
    <style:style style:name="Table1.A7" style:family="table-cell">
      <style:table-cell-properties fo:background-color="#f2f2f2" fo:padding-left="0.075in" fo:padding-right="0.075in" fo:padding-top="0in" fo:padding-bottom="0in" fo:border-left="none" fo:border-right="0.5pt solid #f2f2f2" fo:border-top="none" fo:border-bottom="0.5pt solid #31849b">
        <style:background-image/>
      </style:table-cell-properties>
    </style:style>
    <style:style style:name="Table1.B7" style:family="table-cell">
      <style:table-cell-properties fo:padding-left="0.075in" fo:padding-right="0.075in" fo:padding-top="0in" fo:padding-bottom="0in" fo:border-left="0.5pt solid #f2f2f2" fo:border-right="none" fo:border-top="none" fo:border-bottom="0.5pt solid #31849b"/>
    </style:style>
    <style:style style:name="Table1.8" style:family="table-row">
      <style:table-row-properties style:min-row-height="1.1243in" fo:keep-together="auto"/>
    </style:style>
    <style:style style:name="Table1.A8" style:family="table-cell">
      <style:table-cell-properties fo:background-color="#f2f2f2" fo:padding-left="0.075in" fo:padding-right="0.075in" fo:padding-top="0in" fo:padding-bottom="0in" fo:border-left="none" fo:border-right="0.5pt solid #f2f2f2" fo:border-top="0.5pt solid #31849b" fo:border-bottom="0.5pt solid #31849b">
        <style:background-image/>
      </style:table-cell-properties>
    </style:style>
    <style:style style:name="Table1.B8" style:family="table-cell">
      <style:table-cell-properties fo:padding-left="0.075in" fo:padding-right="0.075in" fo:padding-top="0in" fo:padding-bottom="0in" fo:border-left="0.5pt solid #f2f2f2" fo:border-right="none" fo:border-top="0.5pt solid #31849b" fo:border-bottom="0.5pt solid #31849b"/>
    </style:style>
    <style:style style:name="P1" style:family="paragraph" style:parent-style-name="Standard">
      <style:paragraph-properties fo:margin-top="0in" fo:margin-bottom="0in" style:contextual-spacing="false" fo:line-height="100%" fo:padding="0in" fo:border="none" style:shadow="none"/>
      <style:text-properties fo:color="#31849b" loext:opacity="100%" fo:font-weight="bold" style:font-weight-asian="bold"/>
    </style:style>
    <style:style style:name="P2" style:family="paragraph" style:parent-style-name="Standard">
      <style:paragraph-properties fo:orphans="0" fo:widows="0" fo:padding="0in" fo:border="none" style:shadow="none"/>
      <style:text-properties fo:color="#31849b" loext:opacity="100%" style:font-name="Cambria1" fo:font-weight="bold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1189in" fo:margin-bottom="0.2575in" style:contextual-spacing="false" fo:orphans="0" fo:widows="0"/>
      <style:text-properties fo:color="#31849b" loext:opacity="100%" style:font-name="Cambria1" fo:font-weight="bold" officeooo:paragraph-rsid="00537dea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orphans="0" fo:widows="0" fo:padding="0in" fo:border="none" style:shadow="none"/>
      <style:text-properties fo:color="#31849b" loext:opacity="100%" style:font-name="Cambria1" fo:font-weight="bold" officeooo:paragraph-rsid="0057aed3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1189in" fo:margin-bottom="0.2575in" style:contextual-spacing="false" fo:orphans="0" fo:widows="0"/>
      <style:text-properties fo:color="#31849b" loext:opacity="100%" style:font-name="Cambria1" fo:font-weight="bold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791in" fo:margin-bottom="0.2181in" style:contextual-spacing="false" fo:orphans="0" fo:widows="0" fo:padding="0in" fo:border="none" style:shadow="none"/>
      <style:text-properties fo:color="#31849b" loext:opacity="100%" style:font-name="Cambria1" fo:font-weight="bold" officeooo:rsid="002cebf5" officeooo:paragraph-rsid="002cebf5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.0791in" fo:margin-bottom="0.2181in" style:contextual-spacing="false" fo:orphans="0" fo:widows="0"/>
      <style:text-properties fo:color="#31849b" loext:opacity="100%" style:font-name="Cambria1" fo:font-weight="bold" officeooo:rsid="00589fa1" officeooo:paragraph-rsid="00589fa1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orphans="0" fo:widows="0" fo:padding="0in" fo:border="none" style:shadow="none"/>
      <style:text-properties fo:color="#31849b" loext:opacity="100%" style:font-name="Cambria1" fo:font-size="16pt" fo:font-weight="bold" officeooo:rsid="004baa7a" officeooo:paragraph-rsid="004baa7a" style:font-name-asian="Cambria2" style:font-size-asian="12pt" style:font-style-asian="normal" style:font-weight-asian="bold" style:font-name-complex="Cambria2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.0791in" fo:margin-bottom="0.2181in" style:contextual-spacing="false"/>
      <style:text-properties fo:color="#31849b" loext:opacity="100%" style:font-name="Cambria"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 fo:orphans="0" fo:widows="0"/>
      <style:text-properties fo:color="#000000" loext:opacity="100%" style:font-name="Cambria1" fo:font-size="5pt" fo:font-weight="normal" officeooo:rsid="002cebf5" officeooo:paragraph-rsid="002cebf5" style:font-name-asian="Cambria2" style:font-size-asian="4.34999990463257pt" style:font-style-asian="normal" style:font-weight-asian="normal" style:font-name-complex="Cambria2" style:font-size-complex="5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in" fo:margin-bottom="0in" style:contextual-spacing="false" fo:orphans="0" fo:widows="0"/>
      <style:text-properties fo:color="#000000" loext:opacity="100%" style:font-name="Cambria1" fo:font-size="5pt" fo:font-weight="normal" officeooo:rsid="00502156" officeooo:paragraph-rsid="00502156" style:font-name-asian="Cambria2" style:font-size-asian="4.34999990463257pt" style:font-style-asian="normal" style:font-weight-asian="normal" style:font-name-complex="Cambria2" style:font-size-complex="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in" fo:margin-bottom="0.0201in" style:contextual-spacing="false" fo:line-height="115%" fo:text-align="end" style:justify-single-word="false" fo:orphans="0" fo:widows="0" fo:padding="0in" fo:border="none" style:shadow="none"/>
      <style:text-properties officeooo:paragraph-rsid="00877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0398in" fo:margin-bottom="0.0598in" style:contextual-spacing="false" fo:line-height="115%" fo:text-align="end" style:justify-single-word="false" fo:orphans="0" fo:widows="0" fo:padding="0in" fo:border="none" style:shadow="none"/>
      <style:text-properties officeooo:paragraph-rsid="00877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in" fo:margin-bottom="0.0992in" style:contextual-spacing="false" fo:orphans="0" fo:widows="0"/>
      <style:text-properties officeooo:paragraph-rsid="00877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in" fo:margin-bottom="0.0598in" style:contextual-spacing="false" fo:orphans="0" fo:widows="0"/>
      <style:text-properties officeooo:paragraph-rsid="00877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.0201in" style:contextual-spacing="false" fo:orphans="0" fo:widows="0"/>
      <style:text-properties officeooo:paragraph-rsid="00877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orphans="0" fo:widows="0"/>
      <style:text-properties style:font-name="Cambria1" fo:font-size="20pt" fo:font-weight="bold" style:font-name-asian="Cambria2" style:font-size-asian="12pt" style:font-style-asian="normal" style:font-weight-asian="bold" style:font-name-complex="Cambria2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orphans="0" fo:widows="0" fo:padding="0in" fo:border="none" style:shadow="none"/>
      <style:text-properties fo:color="#e36c09" loext:opacity="100%" style:font-name="Cambria1" fo:font-weight="bold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in" fo:margin-bottom="0in" style:contextual-spacing="false" fo:orphans="0" fo:widows="0"/>
      <style:text-properties fo:font-size="6pt" officeooo:rsid="00589fa1" officeooo:paragraph-rsid="00589fa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in" fo:margin-bottom="0in" style:contextual-spacing="false" fo:orphans="0" fo:widows="0"/>
      <style:text-properties fo:font-size="6pt" officeooo:rsid="0051cad8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0in" style:auto-text-indent="false" style:writing-mode="lr-tb"/>
      <style:text-properties fo:font-size="6pt" officeooo:paragraph-rsid="0096a06b" style:font-size-asian="5.25pt" style:font-size-complex="6pt"/>
    </style:style>
    <style:style style:name="P22" style:family="paragraph" style:parent-style-name="Standard">
      <style:paragraph-properties fo:margin-top="0in" fo:margin-bottom="0in" style:contextual-spacing="false" fo:orphans="0" fo:widows="0"/>
      <style:text-properties fo:font-size="4pt" officeooo:paragraph-rsid="00877ecc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in" fo:margin-bottom="0in" style:contextual-spacing="false" fo:line-height="115%" fo:text-align="end" style:justify-single-word="false" fo:orphans="0" fo:widows="0" fo:padding="0in" fo:border="none" style:shadow="none"/>
      <style:text-properties fo:font-size="4pt" officeooo:paragraph-rsid="00877ecc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in" fo:margin-bottom="0.0598in" style:contextual-spacing="false" fo:line-height="115%" fo:text-align="end" style:justify-single-word="false" fo:orphans="0" fo:widows="0" fo:padding="0in" fo:border="none" style:shadow="none"/>
      <style:text-properties fo:color="#262626" loext:opacity="100%" style:font-name="Cambria1" fo:font-weight="bold" officeooo:paragraph-rsid="00877ecc" style:font-name-asian="Cambria2" style:font-size-asian="12pt" style:font-style-asian="normal" style:font-weight-asian="bold" style:font-name-complex="Cambria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in" fo:margin-bottom="0in" style:contextual-spacing="false" fo:orphans="0" fo:widows="0"/>
      <style:text-properties fo:font-size="5pt" officeooo:rsid="00266a31" officeooo:paragraph-rsid="0036b0dd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.3118in" fo:margin-right="0.1866in" fo:margin-top="0in" fo:margin-bottom="0.0598in" style:contextual-spacing="false" fo:line-height="115%" fo:text-align="start" style:justify-single-word="false" fo:orphans="0" fo:widows="0" fo:text-indent="0in" style:auto-text-indent="false" fo:background-color="transparent" style:writing-mode="lr-tb"/>
      <style:text-properties fo:font-size="10.5pt" officeooo:rsid="00266a31" officeooo:paragraph-rsid="0036b0d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left="0.3118in" fo:margin-right="0.0618in" fo:margin-top="0in" fo:margin-bottom="0.0598in" style:contextual-spacing="false" fo:line-height="115%" fo:text-align="start" style:justify-single-word="false" fo:orphans="0" fo:widows="0" fo:text-indent="0in" style:auto-text-indent="false" fo:background-color="transparent" style:writing-mode="lr-tb"/>
      <style:text-properties fo:font-size="10.5pt" officeooo:rsid="004e8e17" officeooo:paragraph-rsid="004e8e1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none"/>
      <style:paragraph-properties fo:margin-left="0.3752in" fo:margin-right="0.0618in" fo:margin-top="0.0791in" fo:margin-bottom="0.2181in" style:contextual-spacing="false" fo:line-height="115%" fo:text-align="start" style:justify-single-word="false" fo:orphans="0" fo:widows="0" fo:text-indent="0in" style:auto-text-indent="false" fo:background-color="transparent" style:writing-mode="lr-tb"/>
      <style:text-properties fo:font-size="10.5p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Standard" style:master-page-name="Standard">
      <style:paragraph-properties fo:margin-top="0in" fo:margin-bottom="0in" style:contextual-spacing="false" fo:orphans="0" fo:widows="0" style:page-number="1" fo:padding="0in" fo:border="none" style:shadow="none"/>
      <style:text-properties fo:color="#000000" loext:opacity="100%" style:font-name="Arial" officeooo:rsid="004e27a8" officeooo:paragraph-rsid="004e27a8" style:font-name-asian="Arial1" style:font-name-complex="Arial1" style:language-complex="ar" style:country-complex="IQ"/>
    </style:style>
    <style:style style:name="P30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2cebf5" officeooo:paragraph-rsid="002cebf5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2cebf5" officeooo:paragraph-rsid="0047f6a9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4e27a8" officeooo:paragraph-rsid="004e27a8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502156" officeooo:paragraph-rsid="00502156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4e8e17" officeooo:paragraph-rsid="00502156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list-style-name="L1">
      <style:paragraph-properties fo:margin-top="0in" fo:margin-bottom="0in" style:contextual-spacing="false" fo:orphans="0" fo:widows="0"/>
      <style:text-properties fo:color="#000000" loext:opacity="100%" style:font-name="Cambria1" fo:font-size="10pt" fo:font-weight="normal" officeooo:rsid="0097bb07" officeooo:paragraph-rsid="0097bb07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color="#000000" loext:opacity="100%" fo:font-size="10pt" officeooo:paragraph-rsid="0096a0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2pt" officeooo:rsid="0051cad8" officeooo:paragraph-rsid="0051ca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fo:font-weight="normal" officeooo:rsid="0053787a" officeooo:paragraph-rsid="00b13c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fo:font-weight="normal" officeooo:rsid="0053787a" officeooo:paragraph-rsid="00b31e8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fo:font-weight="normal" officeooo:rsid="0053787a" officeooo:paragraph-rsid="005378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officeooo:paragraph-rsid="0057aed3" style:font-size-asian="10pt" style:font-size-complex="10pt"/>
    </style:style>
    <style:style style:name="P42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officeooo:paragraph-rsid="00a552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officeooo:paragraph-rsid="0096a0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10pt" officeooo:rsid="0051cad8" officeooo:paragraph-rsid="0096a0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officeooo:paragraph-rsid="0057aed3"/>
    </style:style>
    <style:style style:name="P46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officeooo:paragraph-rsid="0096a06b"/>
    </style:style>
    <style:style style:name="P47" style:family="paragraph" style:parent-style-name="Standard" style:list-style-name="WWNum3">
      <loext:graphic-properties draw:fill="none"/>
      <style:paragraph-properties fo:margin-left="0.3752in" fo:margin-right="0.3118in" fo:margin-top="0in" fo:margin-bottom="0.0201in" style:contextual-spacing="false" fo:line-height="115%" fo:text-align="start" style:justify-single-word="false" fo:orphans="0" fo:widows="0" fo:text-indent="-0.5in" style:auto-text-indent="false" fo:background-color="transparent" fo:padding="0in" fo:border="none" style:shadow="none" style:writing-mode="lr-tb"/>
      <style:text-properties officeooo:paragraph-rsid="00b8c425"/>
    </style:style>
    <style:style style:name="P4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6pt" officeooo:rsid="0051cad8" officeooo:paragraph-rsid="0096a06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style:writing-mode="lr-tb"/>
      <style:text-properties fo:font-size="5pt" fo:font-weight="normal" officeooo:rsid="0054c7c1" officeooo:paragraph-rsid="0053787a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2">
      <style:paragraph-properties fo:margin-top="0in" fo:margin-bottom="0in" style:contextual-spacing="false" fo:orphans="0" fo:widows="0"/>
      <style:text-properties fo:font-size="5pt" officeooo:rsid="005ca6e9" officeooo:paragraph-rsid="005ca6e9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WWNum3">
      <style:paragraph-properties fo:margin-top="0in" fo:margin-bottom="0in" style:contextual-spacing="false" fo:line-height="115%" fo:orphans="0" fo:widows="0" fo:padding="0in" fo:border="none" style:shadow="none"/>
      <style:text-properties fo:font-size="5pt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2">
      <style:paragraph-properties fo:margin-top="0in" fo:margin-bottom="0in" style:contextual-spacing="false" fo:orphans="0" fo:widows="0"/>
      <style:text-properties fo:font-size="10.5pt" officeooo:rsid="00589fa1" officeooo:paragraph-rsid="00589fa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2">
      <style:paragraph-properties fo:margin-top="0in" fo:margin-bottom="0in" style:contextual-spacing="false" fo:orphans="0" fo:widows="0"/>
      <style:text-properties fo:font-size="10.5pt" officeooo:rsid="005b3c54" officeooo:paragraph-rsid="005b3c5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2">
      <style:paragraph-properties fo:margin-top="0in" fo:margin-bottom="0.0201in" style:contextual-spacing="false" fo:orphans="0" fo:widows="0"/>
      <style:text-properties fo:font-size="10.5pt" officeooo:rsid="005ca6e9" officeooo:paragraph-rsid="005ca6e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WWNum3">
      <loext:graphic-properties draw:fill="none"/>
      <style:paragraph-properties fo:margin-left="0.3118in" fo:margin-right="0.1252in" fo:margin-top="0in" fo:margin-bottom="0.0598in" style:contextual-spacing="false" fo:line-height="115%" fo:text-align="start" style:justify-single-word="false" fo:orphans="0" fo:widows="0" fo:text-indent="-0.4366in" style:auto-text-indent="false" fo:background-color="transparent" fo:padding="0in" fo:border="none" style:shadow="none" style:writing-mode="lr-tb"/>
      <style:text-properties officeooo:paragraph-rsid="009dc8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WWNum3">
      <loext:graphic-properties draw:fill="none"/>
      <style:paragraph-properties fo:margin-left="0.3752in" fo:margin-right="0.4366in" fo:margin-top="0in" fo:margin-bottom="0in" style:contextual-spacing="false" fo:line-height="115%" fo:text-align="start" style:justify-single-word="false" fo:orphans="0" fo:widows="0" fo:text-indent="0in" style:auto-text-indent="false" fo:background-color="transparent" fo:padding="0in" fo:border="none" style:shadow="none" style:writing-mode="lr-tb">
        <style:tab-stops>
          <style:tab-stop style:position="0.3756in"/>
        </style:tab-stops>
      </style:paragraph-properties>
      <style:text-properties style:font-name="Cambria1" officeooo:paragraph-rsid="00b8c425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left="0in" fo:margin-right="0in" fo:margin-top="0.0791in" fo:margin-bottom="0.2181in" style:contextual-spacing="false" fo:line-height="115%" fo:text-align="start" style:justify-single-word="false" fo:orphans="0" fo:widows="0" fo:text-indent="0in" style:auto-text-indent="false" style:writing-mode="lr-tb"/>
      <style:text-properties fo:color="#31849b" loext:opacity="100%" style:font-name="Cambria1" fo:font-weight="bold" officeooo:rsid="00b5be66" officeooo:paragraph-rsid="00b5be66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ambria1" fo:font-weight="bold" style:font-name-asian="Cambria2" style:font-weight-asian="bold" style:font-name-complex="Cambria2" style:font-weight-complex="bold"/>
    </style:style>
    <style:style style:name="T2" style:family="text">
      <style:text-properties style:font-name="Cambria1" fo:font-weight="bold" officeooo:rsid="004e27a8" style:font-name-asian="Cambria2" style:font-weight-asian="bold" style:font-name-complex="Cambria2" style:font-weight-complex="bold"/>
    </style:style>
    <style:style style:name="T3" style:family="text">
      <style:text-properties style:font-name="Cambria1" fo:font-weight="bold" officeooo:rsid="0082095d" style:font-name-asian="Cambria2" style:font-weight-asian="bold" style:font-name-complex="Cambria2" style:font-weight-complex="bold"/>
    </style:style>
    <style:style style:name="T4" style:family="text">
      <style:text-properties style:font-name="Cambria1" fo:font-weight="bold" officeooo:rsid="0082913d" style:font-name-asian="Cambria2" style:font-weight-asian="bold" style:font-name-complex="Cambria2" style:font-weight-complex="bold"/>
    </style:style>
    <style:style style:name="T5" style:family="text">
      <style:text-properties style:font-name="Cambria1" style:font-name-asian="Cambria2" style:font-name-complex="Cambria2"/>
    </style:style>
    <style:style style:name="T6" style:family="text">
      <style:text-properties style:font-name="Cambria1" officeooo:rsid="00042b98" style:font-name-asian="Cambria2" style:font-name-complex="Cambria2"/>
    </style:style>
    <style:style style:name="T7" style:family="text">
      <style:text-properties style:font-name="Cambria1" officeooo:rsid="004f1b9a" style:font-name-asian="Cambria2" style:font-name-complex="Cambria2"/>
    </style:style>
    <style:style style:name="T8" style:family="text">
      <style:text-properties style:font-name="Cambria1" officeooo:rsid="00234cc6" style:font-name-asian="Cambria2" style:font-name-complex="Cambria2"/>
    </style:style>
    <style:style style:name="T9" style:family="text">
      <style:text-properties style:font-name="Cambria1" officeooo:rsid="00252c64" style:font-name-asian="Cambria2" style:font-name-complex="Cambria2"/>
    </style:style>
    <style:style style:name="T10" style:family="text">
      <style:text-properties style:font-name="Cambria1" officeooo:rsid="002cebf5" style:font-name-asian="Cambria2" style:font-name-complex="Cambria2"/>
    </style:style>
    <style:style style:name="T11" style:family="text">
      <style:text-properties style:font-name="Cambria1" officeooo:rsid="0027cc29" style:font-name-asian="Cambria2" style:font-name-complex="Cambria2"/>
    </style:style>
    <style:style style:name="T12" style:family="text">
      <style:text-properties style:font-name="Cambria1" officeooo:rsid="004e27a8" style:font-name-asian="Cambria2" style:font-name-complex="Cambria2"/>
    </style:style>
    <style:style style:name="T13" style:family="text">
      <style:text-properties style:font-name="Cambria1" officeooo:rsid="006186ca" style:font-name-asian="Cambria2" style:font-name-complex="Cambria2"/>
    </style:style>
    <style:style style:name="T14" style:family="text">
      <style:text-properties style:font-name="Cambria1" officeooo:rsid="00613fb0" style:font-name-asian="Cambria2" style:font-name-complex="Cambria2"/>
    </style:style>
    <style:style style:name="T15" style:family="text">
      <style:text-properties style:font-name="Cambria1" officeooo:rsid="005fb0bf" style:font-name-asian="Cambria2" style:font-name-complex="Cambria2"/>
    </style:style>
    <style:style style:name="T16" style:family="text">
      <style:text-properties style:font-name="Cambria1" officeooo:rsid="006f5871" style:font-name-asian="Cambria2" style:font-name-complex="Cambria2"/>
    </style:style>
    <style:style style:name="T17" style:family="text">
      <style:text-properties style:font-name="Cambria1" officeooo:rsid="006f4662" style:font-name-asian="Cambria2" style:font-name-complex="Cambria2"/>
    </style:style>
    <style:style style:name="T18" style:family="text">
      <style:text-properties style:font-name="Cambria1" officeooo:rsid="0063a75c" style:font-name-asian="Cambria2" style:font-name-complex="Cambria2"/>
    </style:style>
    <style:style style:name="T19" style:family="text">
      <style:text-properties style:font-name="Cambria1" officeooo:rsid="00adf98c" style:font-name-asian="Cambria2" style:font-name-complex="Cambria2"/>
    </style:style>
    <style:style style:name="T20" style:family="text">
      <style:text-properties style:font-name="Cambria1" officeooo:rsid="00b0594f" style:font-name-asian="Cambria2" style:font-name-complex="Cambria2"/>
    </style:style>
    <style:style style:name="T21" style:family="text">
      <style:text-properties style:font-name="Cambria1" fo:font-size="10pt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262626" loext:opacity="100%" style:font-name="Cambria1" fo:font-weight="bold" style:font-name-asian="Cambria2" style:font-weight-asian="bold" style:font-name-complex="Cambria2" style:font-weight-complex="bold"/>
    </style:style>
    <style:style style:name="T23" style:family="text">
      <style:text-properties fo:color="#262626" loext:opacity="100%" style:font-name="Cambria1" fo:font-size="11pt" fo:font-weight="bold" style:font-name-asian="Cambria2" style:font-size-asian="11pt" style:font-weight-asian="bold" style:font-name-complex="Cambria2" style:font-size-complex="11pt" style:font-weight-complex="bold"/>
    </style:style>
    <style:style style:name="T24" style:family="text">
      <style:text-properties fo:color="#262626" loext:opacity="100%" style:font-name="Cambria1" fo:font-size="11pt" fo:font-weight="bold" officeooo:rsid="00097e90" style:font-name-asian="Cambria2" style:font-size-asian="11pt" style:font-weight-asian="bold" style:font-name-complex="Cambria2" style:font-size-complex="11pt" style:font-weight-complex="bold"/>
    </style:style>
    <style:style style:name="T25" style:family="text">
      <style:text-properties fo:color="#000000" loext:opacity="100%" style:font-name="Cambria1" fo:font-weight="bold" style:font-name-asian="Cambria2" style:font-weight-asian="bold" style:font-name-complex="Cambria2"/>
    </style:style>
    <style:style style:name="T26" style:family="text">
      <style:text-properties fo:color="#000000" loext:opacity="100%" style:font-name="Cambria1" fo:font-weight="bold" officeooo:rsid="000ad95b" style:font-name-asian="Cambria2" style:font-weight-asian="bold" style:font-name-complex="Cambria2"/>
    </style:style>
    <style:style style:name="T27" style:family="text">
      <style:text-properties fo:color="#000000" loext:opacity="100%" style:font-name="Cambria1" fo:font-weight="bold" style:font-name-asian="Cambria2" style:font-name-complex="Cambria2"/>
    </style:style>
    <style:style style:name="T28" style:family="text">
      <style:text-properties fo:color="#000000" loext:opacity="100%" style:font-name="Cambria1" fo:font-weight="bold" officeooo:rsid="00450dd2" style:font-name-asian="Cambria2" style:font-name-complex="Cambria2"/>
    </style:style>
    <style:style style:name="T29" style:family="text">
      <style:text-properties fo:color="#000000" loext:opacity="100%" style:font-name="Cambria1" fo:font-weight="bold" officeooo:rsid="008f74a4" style:font-name-asian="Cambria2" style:font-name-complex="Cambria2"/>
    </style:style>
    <style:style style:name="T30" style:family="text">
      <style:text-properties fo:color="#000000" loext:opacity="100%" style:font-name="Cambria1" fo:font-weight="bold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font-name="Cambria1" fo:font-size="10pt" style:font-name-asian="Cambria2" style:font-size-asian="10pt" style:font-name-complex="Cambria2" style:font-size-complex="10pt"/>
    </style:style>
    <style:style style:name="T32" style:family="text">
      <style:text-properties fo:color="#000000" loext:opacity="100%" style:font-name="Cambria1" fo:font-size="10pt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Cambria1" fo:font-size="10pt" officeooo:rsid="0055d840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font-name="Cambria1" fo:font-size="10pt" fo:font-weight="normal" officeooo:rsid="00537dea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font-name="Cambria1" fo:font-size="10pt" fo:font-weight="normal" officeooo:rsid="0054c7c1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font-name="Cambria1" fo:font-size="10pt" fo:font-weight="normal" officeooo:rsid="0055d840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font-name="Cambria1" style:font-name-asian="Cambria2" style:font-name-complex="Cambria2"/>
    </style:style>
    <style:style style:name="T38" style:family="text">
      <style:text-properties fo:color="#000000" loext:opacity="100%" style:font-name="Cambria1" officeooo:rsid="00502156" style:font-name-asian="Cambria2" style:font-name-complex="Cambria2"/>
    </style:style>
    <style:style style:name="T39" style:family="text">
      <style:text-properties fo:color="#000000" loext:opacity="100%" style:font-name="Cambria1" officeooo:rsid="00042b98" style:font-name-asian="Cambria2" style:font-name-complex="Cambria2"/>
    </style:style>
    <style:style style:name="T40" style:family="text">
      <style:text-properties fo:color="#000000" loext:opacity="100%" style:font-name="Cambria1" officeooo:rsid="0050ac91" style:font-name-asian="Cambria2" style:font-name-complex="Cambria2"/>
    </style:style>
    <style:style style:name="T41" style:family="text">
      <style:text-properties fo:color="#000000" loext:opacity="100%" style:font-name="Cambria1" officeooo:rsid="0051cad8" style:font-name-asian="Cambria2" style:font-name-complex="Cambria2"/>
    </style:style>
    <style:style style:name="T42" style:family="text">
      <style:text-properties fo:color="#000000" loext:opacity="100%" style:font-name="Cambria1" officeooo:rsid="00537dea" style:font-name-asian="Cambria2" style:font-name-complex="Cambria2"/>
    </style:style>
    <style:style style:name="T43" style:family="text">
      <style:text-properties fo:color="#000000" loext:opacity="100%" style:font-name="Cambria1" officeooo:rsid="007dcae8" style:font-name-asian="Cambria2" style:font-name-complex="Cambria2"/>
    </style:style>
    <style:style style:name="T44" style:family="text">
      <style:text-properties fo:color="#000000" loext:opacity="100%" style:font-name="Cambria1" officeooo:rsid="007e9e6c" style:font-name-asian="Cambria2" style:font-name-complex="Cambria2"/>
    </style:style>
    <style:style style:name="T45" style:family="text">
      <style:text-properties fo:color="#000000" loext:opacity="100%" style:font-name="Cambria1" officeooo:rsid="007f917e" style:font-name-asian="Cambria2" style:font-name-complex="Cambria2"/>
    </style:style>
    <style:style style:name="T46" style:family="text">
      <style:text-properties fo:color="#000000" loext:opacity="100%" style:font-name="Cambria1" officeooo:rsid="00813c29" style:font-name-asian="Cambria2" style:font-name-complex="Cambria2"/>
    </style:style>
    <style:style style:name="T47" style:family="text">
      <style:text-properties fo:color="#000000" loext:opacity="100%" style:font-name="Cambria1" officeooo:rsid="009f972e" style:font-name-asian="Cambria2" style:font-name-complex="Cambria2"/>
    </style:style>
    <style:style style:name="T48" style:family="text">
      <style:text-properties fo:color="#000000" loext:opacity="100%" style:font-name="Cambria1" officeooo:rsid="00a09075" style:font-name-asian="Cambria2" style:font-name-complex="Cambria2"/>
    </style:style>
    <style:style style:name="T49" style:family="text">
      <style:text-properties fo:color="#000000" loext:opacity="100%" style:font-name="Cambria1" officeooo:rsid="00a53d53" style:font-name-asian="Cambria2" style:font-name-complex="Cambria2"/>
    </style:style>
    <style:style style:name="T50" style:family="text">
      <style:text-properties fo:color="#000000" loext:opacity="100%" style:font-name="Cambria1" officeooo:rsid="00a55242" style:font-name-asian="Cambria2" style:font-name-complex="Cambria2"/>
    </style:style>
    <style:style style:name="T51" style:family="text">
      <style:text-properties fo:color="#000000" loext:opacity="100%" style:font-name="Cambria1" officeooo:rsid="00a74c21" style:font-name-asian="Cambria2" style:font-name-complex="Cambria2"/>
    </style:style>
    <style:style style:name="T52" style:family="text">
      <style:text-properties fo:color="#000000" loext:opacity="100%" style:font-name="Cambria1" officeooo:rsid="00a74faf" style:font-name-asian="Cambria2" style:font-name-complex="Cambria2"/>
    </style:style>
    <style:style style:name="T53" style:family="text">
      <style:text-properties fo:color="#000000" loext:opacity="100%" style:font-name="Cambria1" officeooo:rsid="00aef72f" style:font-name-asian="Cambria2" style:font-name-complex="Cambria2"/>
    </style:style>
    <style:style style:name="T54" style:family="text">
      <style:text-properties fo:color="#000000" loext:opacity="100%" style:font-name="Cambria1" fo:font-size="12pt" style:font-name-asian="Cambria2" style:font-name-complex="Cambria2"/>
    </style:style>
    <style:style style:name="T55" style:family="text">
      <style:text-properties fo:color="#000000" loext:opacity="100%" style:font-name="Cambria1" fo:font-weight="normal" officeooo:rsid="0053787a" style:font-name-asian="Cambria2" style:font-style-asian="normal" style:font-weight-asian="normal" style:font-name-complex="Cambria2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font-name="Cambria1" fo:font-weight="normal" officeooo:rsid="00537dea" style:font-name-asian="Cambria2" style:font-style-asian="normal" style:font-weight-asian="normal" style:font-name-complex="Cambria2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font-name="Cambria1" fo:font-size="11pt" fo:font-weight="bold" style:font-name-asian="Cambria2" style:font-size-asian="11pt" style:font-weight-asian="bold" style:font-name-complex="Cambria2" style:font-size-complex="11pt"/>
    </style:style>
    <style:style style:name="T58" style:family="text">
      <style:text-properties fo:color="#000000" loext:opacity="100%" style:font-name="Cambria1" fo:font-size="11pt" fo:font-weight="bold" style:font-name-asian="Cambria2" style:font-size-asian="11pt" style:font-weight-asian="bold" style:font-name-complex="Cambria2" style:font-size-complex="11pt" style:font-weight-complex="bold"/>
    </style:style>
    <style:style style:name="T59" style:family="text">
      <style:text-properties fo:color="#000000" loext:opacity="100%" style:font-name="Cambria1" fo:font-size="11pt" fo:font-weight="bold" officeooo:rsid="008f74a4" style:font-name-asian="Cambria2" style:font-size-asian="11pt" style:font-name-complex="Cambria2" style:font-size-complex="11pt"/>
    </style:style>
    <style:style style:name="T60" style:family="text">
      <style:text-properties fo:color="#000000" loext:opacity="100%" style:font-name="Cambria1" fo:font-size="11pt" fo:font-weight="bold" officeooo:rsid="008ce795" style:font-name-asian="Cambria2" style:font-size-asian="11pt" style:font-style-asian="normal" style:font-weight-asian="bold" style:font-name-complex="Cambria2" style:font-size-complex="11pt" style:font-style-complex="normal" style:font-weight-complex="bold" style:text-overline-style="none" style:text-overline-color="font-color"/>
    </style:style>
    <style:style style:name="T61" style:family="text">
      <style:text-properties fo:color="#000000" loext:opacity="100%" style:font-name="Cambria1" fo:font-size="11pt" fo:font-weight="bold" style:font-name-asian="Cambria2" style:font-size-asian="11pt" style:font-style-asian="normal" style:font-weight-asian="normal" style:font-name-complex="Cambria2" style:font-size-complex="11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fo:font-weight="bold"/>
    </style:style>
    <style:style style:name="T63" style:family="text">
      <style:text-properties fo:color="#000000" loext:opacity="100%" fo:font-size="10pt" fo:font-weight="normal" style:font-size-asian="10pt" style:font-size-complex="10pt"/>
    </style:style>
    <style:style style:name="T64" style:family="text">
      <style:text-properties fo:color="#000000" loext:opacity="100%" fo:font-size="10pt" fo:font-weight="normal" officeooo:rsid="0054c7c1" style:font-size-asian="10pt" style:font-size-complex="10pt"/>
    </style:style>
    <style:style style:name="T65" style:family="text">
      <style:text-properties fo:color="#000000" loext:opacity="100%" fo:font-size="10pt" fo:font-weight="normal" officeooo:rsid="0055d840" style:font-size-asian="10pt" style:font-size-complex="10pt"/>
    </style:style>
    <style:style style:name="T66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color="#000000" loext:opacity="100%" fo:font-size="10pt" style:font-size-asian="10pt" style:font-size-complex="10pt"/>
    </style:style>
    <style:style style:name="T68" style:family="text">
      <style:text-properties fo:color="#000000" loext:opacity="100%" fo:font-size="10pt" officeooo:rsid="0055d840" style:font-size-asian="10pt" style:font-size-complex="10pt"/>
    </style:style>
    <style:style style:name="T69" style:family="text">
      <style:text-properties fo:color="#000000" loext:opacity="100%" fo:font-size="11pt" fo:font-weight="bold" style:font-size-asian="11pt" style:font-size-complex="11pt"/>
    </style:style>
    <style:style style:name="T70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71" style:family="text">
      <style:text-properties officeooo:rsid="003429c0"/>
    </style:style>
    <style:style style:name="T72" style:family="text">
      <style:text-properties officeooo:rsid="0035d271"/>
    </style:style>
    <style:style style:name="T73" style:family="text">
      <style:text-properties officeooo:rsid="0047f6a9"/>
    </style:style>
    <style:style style:name="T74" style:family="text">
      <style:text-properties officeooo:rsid="004e27a8"/>
    </style:style>
    <style:style style:name="T75" style:family="text">
      <style:text-properties officeooo:rsid="004e8e17"/>
    </style:style>
    <style:style style:name="T76" style:family="text">
      <style:text-properties officeooo:rsid="004f1b9a"/>
    </style:style>
    <style:style style:name="T77" style:family="text">
      <style:text-properties officeooo:rsid="00502156"/>
    </style:style>
    <style:style style:name="T78" style:family="text">
      <style:text-properties officeooo:rsid="0053787a"/>
    </style:style>
    <style:style style:name="T79" style:family="text">
      <style:text-properties officeooo:rsid="00537bd8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font-size="10pt" officeooo:rsid="00a1f589" style:font-size-asian="10pt" style:font-size-complex="10pt"/>
    </style:style>
    <style:style style:name="T82" style:family="text">
      <style:text-properties officeooo:rsid="005a67d5"/>
    </style:style>
    <style:style style:name="T83" style:family="text">
      <style:text-properties officeooo:rsid="005b3c54"/>
    </style:style>
    <style:style style:name="T84" style:family="text">
      <style:text-properties officeooo:rsid="006549eb"/>
    </style:style>
    <style:style style:name="T85" style:family="text">
      <style:text-properties officeooo:rsid="007449bc"/>
    </style:style>
    <style:style style:name="T86" style:family="text">
      <style:text-properties fo:color="#666666" loext:opacity="100%" style:font-name="Cambria1" fo:font-size="10pt" fo:font-weight="normal" style:font-name-asian="Cambria2" style:font-size-asian="10pt" style:font-weight-asian="normal" style:font-name-complex="Cambria2" style:font-size-complex="10pt" style:font-weight-complex="normal"/>
    </style:style>
    <style:style style:name="T87" style:family="text">
      <style:text-properties fo:color="#666666" loext:opacity="100%" style:font-name="Cambria1" fo:font-size="10pt" fo:font-weight="normal" officeooo:rsid="0053787a" style:font-name-asian="Cambria2" style:font-size-asian="10pt" style:font-weight-asian="normal" style:font-name-complex="Cambria2" style:font-size-complex="10pt" style:font-weight-complex="normal"/>
    </style:style>
    <style:style style:name="T88" style:family="text">
      <style:text-properties fo:color="#666666" loext:opacity="100%" style:font-name="Cambria1" fo:font-size="10pt" fo:font-weight="normal" officeooo:rsid="00042b98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89" style:family="text">
      <style:text-properties fo:color="#666666" loext:opacity="100%" style:font-name="Cambria1" fo:font-size="10pt" fo:font-weight="normal" officeooo:rsid="0053787a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90" style:family="text">
      <style:text-properties fo:color="#666666" loext:opacity="100%" style:font-name="Cambria1" fo:font-size="10pt" fo:font-weight="normal" officeooo:rsid="00298939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91" style:family="text">
      <style:text-properties fo:color="#666666" loext:opacity="100%" style:font-name="Cambria1" fo:font-size="10pt" fo:font-weight="normal" officeooo:rsid="008f74a4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92" style:family="text">
      <style:text-properties fo:color="#666666" loext:opacity="100%" style:font-name="Cambria1" fo:font-size="10pt" fo:font-weight="normal" officeooo:rsid="004f1b9a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93" style:family="text">
      <style:text-properties fo:color="#666666" loext:opacity="100%" style:font-name="Cambria1" fo:font-size="10pt" fo:font-weight="normal" officeooo:rsid="00502156" style:font-name-asian="Cambria2" style:font-size-asian="10pt" style:font-style-asian="normal" style:font-weight-asian="normal" style:font-name-complex="Cambria2" style:font-size-complex="10pt" style:font-style-complex="normal" style:font-weight-complex="normal" style:text-overline-style="none" style:text-overline-color="font-color"/>
    </style:style>
    <style:style style:name="T94" style:family="text">
      <style:text-properties fo:color="#666666" loext:opacity="100%" style:font-name="Cambria1" fo:font-size="9pt" fo:font-weight="normal" officeooo:rsid="008f74a4" style:font-name-asian="Cambria2" style:font-size-asian="9pt" style:font-weight-asian="normal" style:font-name-complex="Cambria2" style:font-size-complex="9pt" style:font-weight-complex="normal"/>
    </style:style>
    <style:style style:name="T95" style:family="text">
      <style:text-properties fo:color="#666666" loext:opacity="100%" style:font-name="Cambria1" fo:font-size="9pt" fo:font-weight="normal" officeooo:rsid="008f74a4" style:font-name-asian="Cambria2" style:font-size-asian="9pt" style:font-style-asian="normal" style:font-weight-asian="normal" style:font-name-complex="Cambria2" style:font-size-complex="9pt" style:font-style-complex="normal" style:font-weight-complex="normal" style:text-overline-style="none" style:text-overline-color="font-color"/>
    </style:style>
    <style:style style:name="T96" style:family="text">
      <style:text-properties fo:color="#666666" loext:opacity="100%" style:font-name="Cambria1" fo:font-size="9pt" fo:font-weight="normal" officeooo:rsid="004f1b9a" style:font-name-asian="Cambria2" style:font-size-asian="9pt" style:font-style-asian="normal" style:font-weight-asian="normal" style:font-name-complex="Cambria2" style:font-size-complex="9pt" style:font-style-complex="normal" style:font-weight-complex="normal" style:text-overline-style="none" style:text-overline-color="font-color"/>
    </style:style>
    <style:style style:name="T97" style:family="text">
      <style:text-properties fo:color="#666666" loext:opacity="100%" style:font-name="Cambria1" fo:font-size="12pt" fo:font-weight="normal" officeooo:rsid="004f1b9a" style:font-name-asian="Cambria2" style:font-size-asian="12pt" style:font-style-asian="normal" style:font-weight-asian="normal" style:font-name-complex="Cambria2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­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ARWAN KARIM AHMED</text:p>
            <text:p text:style-name="P8"><text:span text:style-name="T74">­</text:span><text:span text:style-name="T78">Sr. </text:span><text:span text:style-name="T79">Software Engineer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2"><text:span text:style-name="T22"/></text:p>
            <text:p text:style-name="P16"><text:span text:style-name="T22">Phone: </text:span><text:span text:style-name="T1">+964</text:span><text:bookmark text:name="_GoBack"/><text:span text:style-name="T1">7</text:span><text:span text:style-name="T2">703994707</text:span><text:span text:style-name="T3"><text:line-break/> <text:s text:c="14"/>+964750</text:span><text:span text:style-name="T4">6944196</text:span></text:p>
            <text:p text:style-name="P15"><text:span text:style-name="T23">Address: IRAQ/SULA</text:span><text:span text:style-name="T24">Y</text:span><text:span text:style-name="T23">MANYIAH</text:span></text:p>
            <text:p text:style-name="P14"><text:span text:style-name="T23">Email: </text:span><text:span text:style-name="T58">997marwan@gmail.com</text:span></text:p>
          </table:table-cell>
          <table:covered-table-cell/>
          <table:table-cell table:style-name="Table1.C2" office:value-type="string">
            <text:p text:style-name="P23"><text:span text:style-name="T26"/></text:p>
            <text:p text:style-name="P12"><text:span text:style-name="T26">Year</text:span><text:span text:style-name="T25"> of Birth: 1997</text:span></text:p>
            <text:p text:style-name="P13"><text:span text:style-name="T27">Marital Status: </text:span><text:span text:style-name="T28">Married</text:span></text:p>
            <text:p text:style-name="P24">Nationality: Iraqi</text:p>
          </table:table-cell>
        </table:table-row>
        <table:table-row table:style-name="Table1.3">
          <table:table-cell table:style-name="Table1.A3" office:value-type="string">
            <text:p text:style-name="P57">Profile</text:p>
          </table:table-cell>
          <table:table-cell table:style-name="Table1.B3" table:number-columns-spanned="2" office:value-type="string">
            <text:p text:style-name="P25"><text:span text:style-name="T10"/></text:p>
            <text:p text:style-name="P26"><text:span text:style-name="T10">A software engineer with </text:span><text:span text:style-name="T11">a firm understanding of </text:span><text:span text:style-name="T12">c</text:span><text:span text:style-name="T10">omputer </text:span><text:span text:style-name="T12">a</text:span><text:span text:style-name="T10">rchitecture, </text:span><text:span text:style-name="T12">software engineering principles &amp; best practices, concurrency control, and fundamental data structures </text:span><text:span text:style-name="T13">&amp;</text:span><text:span text:style-name="T12"> algorithms</text:span><text:span text:style-name="T11">.</text:span></text:p>
            <text:p text:style-name="P27"><text:span text:style-name="T5">My theoretical knowledge combined </text:span><text:span text:style-name="T14">with</text:span><text:span text:style-name="T5"> experience that </text:span><text:span text:style-name="T15">spans</text:span><text:span text:style-name="T5"> from small-scale </text:span><text:span text:style-name="T16">systems</text:span><text:span text:style-name="T5"> up to enterprise-level ERP solutions, enable me to make </text:span><text:span text:style-name="T17">informed </text:span><text:span text:style-name="T5">engineering decisions while </text:span><text:span text:style-name="T18">being mindful of</text:span><text:span text:style-name="T5"> </text:span><text:span text:style-name="T18">potential</text:span><text:span text:style-name="T5"> trade-offs incurred.</text:span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6"><text:span text:style-name="T74">Knowledge &amp; </text:span>Technologies</text:p>
          </table:table-cell>
          <table:table-cell table:style-name="Table1.B4" table:number-columns-spanned="2" office:value-type="string">
            <text:p text:style-name="P10"/>
            <text:list text:style-name="L1">
              <text:list-item>
                <text:p text:style-name="P30"><text:span text:style-name="T74">Programming</text:span><text:span text:style-name="T71"> </text:span>Languages: <text:span text:style-name="T72">C++, </text:span>C#, JAVA, JavaScript, <text:span text:style-name="T74">Python, </text:span>ASSEMBLY x86, <text:span text:style-name="T75">SQL</text:span></text:p>
              </text:list-item>
              <text:list-item>
                <text:p text:style-name="P31">Frameworks: ASP.NET <text:span text:style-name="T74">(framework &amp; core)</text:span> – <text:span text:style-name="T73">Node JS</text:span> – Blazor – <text:span text:style-name="T74">Odoo</text:span></text:p>
              </text:list-item>
              <text:list-item>
                <text:p text:style-name="P32">Highly proficient in Git</text:p>
              </text:list-item>
              <text:list-item>
                <text:p text:style-name="P33">Experience with Docker, Github &amp; Coolify</text:p>
              </text:list-item>
              <text:list-item>
                <text:p text:style-name="P32"><text:span text:style-name="T84">Skilled</text:span><text:span text:style-name="T75"> in Asymptotic Analysis </text:span><text:span text:style-name="T77">and fundamental</text:span><text:span text:style-name="T75"> </text:span>DataStructures &amp; Algorithm<text:span text:style-name="T75">s</text:span></text:p>
              </text:list-item>
              <text:list-item>
                <text:p text:style-name="P34">Knowledgeable <text:span text:style-name="T76">in</text:span> Concurrency Control, Engineering <text:span text:style-name="T76">Principles &amp; </text:span><text:span text:style-name="T85">Best </text:span><text:span text:style-name="T76">Practices, OOP, TDD, and DDD</text:span></text:p>
              </text:list-item>
              <text:list-item>
                <text:p text:style-name="P35">Knowledgeable in Accounting</text:p>
              </text:list-item>
            </text:list>
            <text:p text:style-name="P11"/>
          </table:table-cell>
          <table:covered-table-cell/>
        </table:table-row>
        <table:table-row table:style-name="Table1.5">
          <table:table-cell table:style-name="Table1.A5" office:value-type="string">
            <text:p text:style-name="P9">Work History</text:p>
            <text:p text:style-name="P4"/>
            <text:p text:style-name="P2"/>
            <text:p text:style-name="P2"/>
            <text:p text:style-name="P18"/>
          </table:table-cell>
          <table:table-cell table:style-name="Table1.B5" table:number-columns-spanned="2" office:value-type="string">
            <text:p text:style-name="P20"/>
            <text:list text:style-name="WWNum2">
              <text:list-item>
                <text:p text:style-name="P37"><text:span text:style-name="T59">Lead S­oftware Engineer:</text:span><text:span text:style-name="T29"> </text:span><text:span text:style-name="T86">Jun </text:span><text:span text:style-name="T87">2024 – Present </text:span><text:span text:style-name="T94">(SoftCell)</text:span></text:p>
                <text:p text:style-name="P38"><text:span text:style-name="T37">- Developed several custom features and reports </text:span><text:span text:style-name="T45">on </text:span><text:span text:style-name="T37">OdooERP.</text:span></text:p>
                <text:p text:style-name="P38"><text:span text:style-name="T37">- Developed and oversaw </text:span><text:span text:style-name="T46">multiple</text:span><text:span text:style-name="T37"> API developments </text:span><text:span text:style-name="T48">for </text:span><text:span text:style-name="T49">integration with Odoo</text:span><text:span text:style-name="T48">.</text:span></text:p>
                <text:p text:style-name="P39"><text:span text:style-name="T48">- Performed several </text:span><text:span text:style-name="T42">optimizations, </text:span><text:span text:style-name="T48">refactors, </text:span><text:span text:style-name="T42">and </text:span><text:span text:style-name="T48">documentations for SoftCell’s custom Odoo modules.</text:span></text:p>
                <text:p text:style-name="P40"><text:span text:style-name="T37">- Developed</text:span><text:span text:style-name="T44"> </text:span><text:span text:style-name="T37">Attendance </text:span><text:span text:style-name="T49">&amp;</text:span><text:span text:style-name="T47"> Dormitory </text:span><text:span text:style-name="T50">management </text:span><text:span text:style-name="T47">modules </text:span><text:span text:style-name="T37">for SoftCell’s SIMS.</text:span></text:p>
                <text:p text:style-name="P41"><text:span text:style-name="T55">- </text:span><text:span text:style-name="T56">Concluded many high-stakes R&amp;D and migration tasks.</text:span></text:p>
                <text:p text:style-name="P45"><text:span text:style-name="T34">- </text:span><text:span text:style-name="T80">Conducted several code reviews and training sessions for </text:span><text:span text:style-name="T81">less experienced</text:span><text:span text:style-name="T80"> developers.</text:span></text:p>
              </text:list-item>
            </text:list>
            <text:p text:style-name="P21"/>
            <text:list text:continue-numbering="true" text:style-name="WWNum2">
              <text:list-item>
                <text:p text:style-name="P46"><text:span text:style-name="T60">Full-Stack Developer:</text:span><text:span text:style-name="T97"> </text:span><text:span text:style-name="T92">Oct 2022 – </text:span><text:span text:style-name="T93">Jan 2024 </text:span><text:span text:style-name="T95">(</text:span><text:span text:style-name="T96">iSystems.</text:span><text:span text:style-name="T95">tech)</text:span></text:p>
                <text:p text:style-name="P42"><text:span text:style-name="T38">- Developed HR module for iSystem’s </text:span><text:span text:style-name="T49">ERP </text:span><text:span text:style-name="T38">in .NET Framework WebForms.</text:span></text:p>
                <text:p text:style-name="P43"><text:span text:style-name="T38">- Developed a </text:span><text:span text:style-name="T40">Subscription Management System </text:span><text:span text:style-name="T51">with </text:span><text:span text:style-name="T52">IoT</text:span><text:span text:style-name="T51"> integration</text:span></text:p>
                <text:p text:style-name="P43"><text:soft-page-break/><text:span text:style-name="T40">- Developed multiple .NET SDKs </text:span><text:span text:style-name="T41">for API integrations</text:span><text:span text:style-name="T40"> like: FastPay</text:span><text:span text:style-name="T41">Gateway, FibGateway, ZainCashGateway, MSG91, WhatsappCloudAPI, etc.</text:span></text:p>
                <text:p text:style-name="P44"><text:span text:style-name="T39">- </text:span><text:span text:style-name="T37">Performed multiple system UI/UX redesigns, </text:span><text:span text:style-name="T53">customizations and </text:span><text:span text:style-name="T37">packagings for iSystem’s </text:span><text:span text:style-name="T43">systems.</text:span></text:p>
                <text:p text:style-name="P48"><text:span text:style-name="T37"/></text:p>
              </text:list-item>
              <text:list-item>
                <text:p text:style-name="P46"><text:span text:style-name="T60">Jr. Full-Stack Developer: </text:span><text:span text:style-name="T88">Oc</text:span><text:span text:style-name="T89">t</text:span><text:span text:style-name="T88"> 2021 – </text:span><text:span text:style-name="T90">Jun 2022</text:span><text:span text:style-name="T91"> </text:span><text:span text:style-name="T95">(StackSolvers)</text:span></text:p>
                <text:p text:style-name="P36"><text:span text:style-name="T6">- </text:span><text:span text:style-name="T7">Developed a </text:span><text:span text:style-name="T19">Maintenance Ticketing System</text:span></text:p>
                <text:p text:style-name="P36"><text:span text:style-name="T7">- </text:span><text:span text:style-name="T19">Implemented the backend of a Mobile App </text:span><text:span text:style-name="T20">for a hopital</text:span></text:p>
                <text:p text:style-name="P49"/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7">Preferable Work Terms &amp; Conditions</text:p>
          </table:table-cell>
          <table:table-cell table:style-name="Table1.B6" table:number-columns-spanned="2" office:value-type="string">
            <text:p text:style-name="P19"/>
            <text:list text:style-name="L2">
              <text:list-item>
                <text:p text:style-name="P52">100 – 200 <text:span text:style-name="T82">Hrs </text:span><text:span text:style-name="T83">per month</text:span></text:p>
              </text:list-item>
              <text:list-item>
                <text:p text:style-name="P53">Hybrid-Remote </text:p>
              </text:list-item>
              <text:list-item>
                <text:p text:style-name="P53">Flexitime</text:p>
              </text:list-item>
              <text:list-item>
                <text:p text:style-name="P54">Hourly Pay</text:p>
                <text:p text:style-name="P50"/>
              </text:list-item>
            </text:list>
          </table:table-cell>
          <table:covered-table-cell/>
        </table:table-row>
        <table:table-row table:style-name="Table1.7">
          <table:table-cell table:style-name="Table1.A7" office:value-type="string">
            <text:p text:style-name="P5">Education</text:p>
          </table:table-cell>
          <table:table-cell table:style-name="Table1.B7" table:number-columns-spanned="2" office:value-type="string">
            <text:p text:style-name="P28"><text:span text:style-name="T5">Studied Electrical and Electronics Engineering, Faculty of Engineering, </text:span><text:span text:style-name="T8">U</text:span><text:span text:style-name="T5">niversity of Sulaymanyiah – Sulaymanyiah 201</text:span><text:span text:style-name="T9">4</text:span><text:span text:style-name="T5">-201</text:span><text:span text:style-name="T9">8</text:span><text:span text:style-name="T5">.</text:span></text:p>
          </table:table-cell>
          <table:covered-table-cell/>
        </table:table-row>
        <table:table-row table:style-name="Table1.8">
          <table:table-cell table:style-name="Table1.A8" office:value-type="string">
            <text:p text:style-name="P3">Linguistic Skills</text:p>
          </table:table-cell>
          <table:table-cell table:style-name="Table1.B8" table:number-columns-spanned="2" office:value-type="string">
            <text:list text:style-name="WWNum3">
              <text:list-header>
                <text:p text:style-name="P51"><text:span text:style-name="T25"/></text:p>
                <text:p text:style-name="P55"><text:span text:style-name="T57"><text:s text:c="2"/>Kurdish</text:span><text:span text:style-name="T54"> </text:span><text:span text:style-name="T31">(Mother tongue)</text:span></text:p>
                <text:p text:style-name="P47"><text:span text:style-name="T61">English </text:span><text:span text:style-name="T66">Excellent (Read, Written), Very good (Spoken)</text:span></text:p>
                <text:p text:style-name="P56"><text:span text:style-name="T69">Arabic </text:span><text:span text:style-name="T63">Excellent (Read, Written), Very good (Spoken)</text:span></text:p>
              </text:list-header>
            </text:list>
          </table:table-cell>
          <table:covered-table-cell/>
        </table:table-row>
      </table:table>
      <text:p text:style-name="P1"><text:bookmark text:name="_gjdgx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loext:linked-style-name="Name_20_Char">
      <style:paragraph-properties fo:margin-top="0in" fo:margin-bottom="0in" style:contextual-spacing="false" fo:line-height="100%"/>
      <style:text-properties fo:color="#31849b" loext:opacity="100%" fo:font-size="16pt" fo:font-weight="bold" style:font-size-asian="16pt" style:font-weight-asian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" style:display-name="Personal Info" style:family="paragraph" style:parent-style-name="Standard" loext:linked-style-name="Personal_20_Info_20_Char">
      <style:paragraph-properties fo:margin-top="0in" fo:margin-bottom="0in" style:contextual-spacing="false" fo:line-height="100%"/>
      <style:text-properties fo:color="#262626" loext:opacity="100%" fo:font-size="10pt" fo:font-weight="bold" style:font-size-asian="10pt" style:font-weight-asian="bold"/>
    </style:style>
    <style:style style:name="Content_20_Heading" style:display-name="Content Heading" style:family="paragraph" style:parent-style-name="Standard" loext:linked-style-name="Content_20_Heading_20_Char">
      <style:paragraph-properties fo:margin-top="0in" fo:margin-bottom="0in" style:contextual-spacing="false" fo:line-height="100%" fo:text-align="end" style:justify-single-word="false"/>
      <style:text-properties fo:color="#e36c0a" loext:opacity="100%" fo:font-weight="bold" style:font-weight-asian="bold"/>
    </style:style>
    <style:style style:name="Content_20_Body" style:display-name="Content Body" style:family="paragraph" style:parent-style-name="Standard" loext:linked-style-name="Content_20_Body_20_Char">
      <style:paragraph-properties fo:margin-top="0in" fo:margin-bottom="0in" style:contextual-spacing="false" fo:line-height="100%"/>
      <style:text-properties fo:color="#000000" loext:opacity="100%" fo:font-size="10pt" style:font-size-asian="10pt"/>
    </style:style>
    <style:style style:name="Content_20_Body_20_Bold" style:display-name="Content Body Bold" style:family="paragraph" style:parent-style-name="Standard" loext:linked-style-name="Content_20_Body_20_Bold_20_Char">
      <style:paragraph-properties fo:margin-top="0in" fo:margin-bottom="0in" style:contextual-spacing="false" fo:line-height="100%"/>
      <style:text-properties fo:color="#000000" loext:opacity="100%" fo:font-size="10pt" fo:font-weight="bold" style:font-size-asian="10pt" style:font-weight-asian="bold"/>
    </style:style>
    <style:style style:name="Personal_20_Info_5f_Right" style:display-name="Personal Info_Right" style:family="paragraph" style:parent-style-name="Standard" loext:linked-style-name="Personal_20_Info_5f_Right_20_Char">
      <style:paragraph-properties fo:text-align="end" style:justify-single-word="false"/>
      <style:text-properties fo:font-size="10pt" fo:font-weight="bold" style:font-size-asian="10pt" style:font-weight-asian="bold"/>
    </style:style>
    <style:style style:name="Bulleted_20_List" style:display-name="Bulleted List" style:family="paragraph" style:parent-style-name="Standard">
      <style:paragraph-properties fo:margin-left="0.5in" fo:margin-right="0in" fo:margin-top="0in" fo:margin-bottom="0in" style:contextual-spacing="true" fo:line-height="100%" fo:text-indent="-0.25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me_20_Char" style:display-name="Name Char" style:family="text" style:parent-style-name="Default_20_Paragraph_20_Font" loext:linked-style-name="Name">
      <style:text-properties fo:color="#31849b" loext:opacity="100%" fo:font-size="16pt" fo:font-weight="bold" style:font-size-asian="16pt" style:font-weight-asian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_20_Char" style:display-name="Personal Info Char" style:family="text" style:parent-style-name="Default_20_Paragraph_20_Font" loext:linked-style-name="Personal_20_Info">
      <style:text-properties fo:color="#262626" loext:opacity="100%" fo:font-size="10pt" fo:font-weight="bold" style:font-size-asian="10pt" style:font-weight-asian="bold"/>
    </style:style>
    <style:style style:name="Content_20_Heading_20_Char" style:display-name="Content Heading Char" style:family="text" style:parent-style-name="Default_20_Paragraph_20_Font" loext:linked-style-name="Content_20_Heading">
      <style:text-properties fo:color="#e36c0a" loext:opacity="100%" fo:font-weight="bold" style:font-weight-asian="bold"/>
    </style:style>
    <style:style style:name="Content_20_Body_20_Char" style:display-name="Content Body Char" style:family="text" style:parent-style-name="Default_20_Paragraph_20_Font" loext:linked-style-name="Content_20_Body">
      <style:text-properties fo:color="#000000" loext:opacity="100%" fo:font-size="10pt" style:font-size-asian="10pt"/>
    </style:style>
    <style:style style:name="Content_20_Body_20_Bold_20_Char" style:display-name="Content Body Bold Char" style:family="text" style:parent-style-name="Default_20_Paragraph_20_Font" loext:linked-style-name="Content_20_Body_20_Bold">
      <style:text-properties fo:color="#000000" loext:opacity="100%" fo:font-size="10pt" fo:font-weight="bold" style:font-size-asian="10pt" style:font-weight-asian="bold"/>
    </style:style>
    <style:style style:name="Personal_20_Info_5f_Right_20_Char" style:display-name="Personal Info_Right Char" style:family="text" style:parent-style-name="Default_20_Paragraph_20_Font" loext:linked-style-name="Personal_20_Info_5f_Right">
      <style:text-properties fo:font-size="10pt" fo:font-weight="bold" style:font-size-asian="10pt" style:font-weight-asian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ammedamin, Mohammed A</meta:initial-creator>
    <meta:editing-cycles>131</meta:editing-cycles>
    <meta:creation-date>2019-01-27T18:13:00</meta:creation-date>
    <dc:date>2025-09-12T23:47:56.252767500</dc:date>
    <meta:generator>LibreOffice/24.2.5.2$MacOSX_AARCH64 LibreOffice_project/bffef4ea93e59bebbeaf7f431bb02b1a39ee8a59</meta:generator>
    <meta:editing-duration>PT19H26M1S</meta:editing-duration>
    <meta:print-date>2025-08-05T10:09:42.029047334</meta:print-date>
    <meta:printed-by>PDF files</meta:printed-by>
    <meta:document-statistic meta:table-count="1" meta:image-count="0" meta:object-count="0" meta:page-count="2" meta:paragraph-count="51" meta:word-count="366" meta:character-count="2542" meta:non-whitespace-character-count="2231"/>
    <meta:user-defined meta:name="APTrustLevel" meta:value-type="float">1</meta:user-defined>
    <meta:user-defined meta:name="AppVersion">16.0000</meta:user-defined>
    <meta:user-defined meta:name="Applications">79;#Template 12;#95;#Microsoft Office Word 2007;#448;#Microsoft Office Word 2010</meta:user-defined>
    <meta:user-defined meta:name="ContentTypeId">0x0101006EDDDB5EE6D98C44930B742096920B300400F5B6D36B3EF94B4E9A635CDF2A18F5B8</meta:user-defined>
    <meta:user-defined meta:name="ImageGenCounter" meta:value-type="string">0</meta:user-defined>
    <meta:user-defined meta:name="ImageGenStatus" meta:value-type="string">0</meta:user-defined>
    <meta:user-defined meta:name="PolicheckCounter" meta:value-type="string">0</meta:user-defined>
    <meta:user-defined meta:name="PolicheckStatus" meta:value-type="string">0</meta:user-defined>
    <meta:user-defined meta:name="ViolationReportStatus" meta:value-type="string">None</meta:user-defined>
    <meta:template xlink:type="simple" xlink:actuate="onRequest" xlink:title="Normal.dotm" xlink:href=""/>
  </office:meta>
</office:document-meta>
</file>